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Ejercicio ico-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reas</text:p>
          </table:table-cell>
          <table:table-cell/>
          <table:table-cell office:value-type="string">
            <text:p>Tareas²</text:p>
          </table:table-cell>
          <table:table-cell/>
          <table:table-cell office:value-type="string">
            <text:p>Intervalo de confianza para la media </text:p>
          </table:table-cell>
          <table:table-cell table:number-columns-repeated="3"/>
          <table:table-cell office:value-type="string">
            <text:p>Nivel de confianz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formula="of:=[.B3]^2" office:value-type="float" office:value="256">
            <text:p>256</text:p>
          </table:table-cell>
          <table:table-cell/>
          <table:table-cell table:style-name="ce1" table:formula="of:=[.B18]" office:value-type="float" office:value="15.5714285714286">
            <text:p>15,5714</text:p>
          </table:table-cell>
          <table:table-cell table:style-name="ce1" office:value-type="string">
            <text:p>+/-</text:p>
          </table:table-cell>
          <table:table-cell table:style-name="ce1" table:formula="of:=TINV((1-[.J3]);13)*[.D20]/SQRT(14)" office:value-type="float" office:value="2.1688307674175">
            <text:p>2,1688</text:p>
          </table:table-cell>
          <table:table-cell/>
          <table:table-cell office:value-type="float" office:value="0.95">
            <text:p>0,9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formula="of:=[.B4]^2" office:value-type="float" office:value="144">
            <text:p>144</text:p>
          </table:table-cell>
          <table:table-cell/>
          <table:table-cell table:style-name="ce2" table:formula="of:=[.F3]-[.H3]" office:value-type="float" office:value="13.4025978040111">
            <text:p>13,4026</text:p>
          </table:table-cell>
          <table:table-cell table:style-name="ce2"/>
          <table:table-cell table:style-name="ce2" table:formula="of:=[.F3]+[.H3]" office:value-type="float" office:value="17.7402593388461">
            <text:p>17,7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formula="of:=[.B5]^2" office:value-type="float" office:value="196">
            <text:p>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formula="of:=[.B6]^2" office:value-type="float" office:value="441">
            <text:p>441</text:p>
          </table:table-cell>
          <table:table-cell/>
          <table:table-cell office:value-type="string">
            <text:p>Intervalo de confianza para la varianza </text:p>
          </table:table-cell>
          <table:table-cell table:number-columns-repeated="3"/>
          <table:table-cell office:value-type="string">
            <text:p>Nivel de confianz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table:formula="of:=[.B7]^2" office:value-type="float" office:value="121">
            <text:p>121</text:p>
          </table:table-cell>
          <table:table-cell/>
          <table:table-cell table:style-name="ce2" table:formula="of:=14*[.D18]/LEGACY.CHIINV((1-[.J7])/2;13)" office:value-type="float" office:value="7.41556846019614">
            <text:p>7,4156</text:p>
          </table:table-cell>
          <table:table-cell table:style-name="ce2"/>
          <table:table-cell table:style-name="ce2" table:formula="of:=14*[.D18]/LEGACY.CHIINV(1-(1-[.J7])/2;13)" office:value-type="float" office:value="36.6216226973291">
            <text:p>36,6216</text:p>
          </table:table-cell>
          <table:table-cell/>
          <table:table-cell office:value-type="float" office:value="0.95">
            <text:p>0,9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formula="of:=[.B8]^2" office:value-type="float" office:value="225">
            <text:p>225</text:p>
          </table:table-cell>
          <table:table-cell/>
          <table:table-cell table:style-name="ce1" office:value-type="string">
            <text:p>Intervalo de confianza para la desviación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formula="of:=[.B9]^2" office:value-type="float" office:value="289">
            <text:p>289</text:p>
          </table:table-cell>
          <table:table-cell/>
          <table:table-cell table:style-name="ce2" table:formula="of:=SQRT([.F7])" office:value-type="float" office:value="2.72315413816334">
            <text:p>2,7232</text:p>
          </table:table-cell>
          <table:table-cell table:style-name="ce2"/>
          <table:table-cell table:style-name="ce2" table:formula="of:=SQRT([.H7])" office:value-type="float" office:value="6.05158018184747">
            <text:p>6,0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formula="of:=[.B10]^2" office:value-type="float" office:value="225">
            <text:p>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formula="of:=[.B11]^2" office:value-type="float" office:value="324">
            <text:p>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table:formula="of:=[.B12]^2" office:value-type="float" office:value="576">
            <text:p>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formula="of:=[.B13]^2"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formula="of:=[.B14]^2" office:value-type="float" office:value="196">
            <text:p>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formula="of:=[.B15]^2" office:value-type="float" office:value="289">
            <text:p>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formula="of:=[.B16]^2" office:value-type="float" office:value="196">
            <text:p>196</text:p>
          </table:table-cell>
          <table:table-cell table:number-columns-repeated="6"/>
        </table:table-row>
        <table:table-row table:style-name="ro1">
          <table:table-cell office:value-type="string">
            <text:p>Suma</text:p>
          </table:table-cell>
          <table:table-cell table:formula="of:=SUM([.B3:.B16])" office:value-type="float" office:value="218">
            <text:p>218</text:p>
          </table:table-cell>
          <table:table-cell office:value-type="string">
            <text:p>Suma</text:p>
          </table:table-cell>
          <table:table-cell table:formula="of:=SUM([.D3:.D16])" office:value-type="float" office:value="3578">
            <text:p>3578</text:p>
          </table:table-cell>
          <table:table-cell table:number-columns-repeated="6"/>
        </table:table-row>
        <table:table-row table:style-name="ro1">
          <table:table-cell office:value-type="string">
            <text:p>Media</text:p>
          </table:table-cell>
          <table:table-cell table:style-name="ce1" table:formula="of:=AVERAGE([.B3:.B16])" office:value-type="float" office:value="15.5714285714286">
            <text:p>15,5714</text:p>
          </table:table-cell>
          <table:table-cell office:value-type="string">
            <text:p>Varianza</text:p>
          </table:table-cell>
          <table:table-cell table:style-name="ce1" table:formula="of:=[.D17]/14-[.B18]^2" office:value-type="float" office:value="13.1020408163266">
            <text:p>13,10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asivarianza</text:p>
          </table:table-cell>
          <table:table-cell table:formula="of:=[.D18]*14/13" office:value-type="float" office:value="14.1098901098901">
            <text:p>14,10989010989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asidesviación</text:p>
          </table:table-cell>
          <table:table-cell table:formula="of:=SQRT([.D19])" office:value-type="float" office:value="3.75631336683857">
            <text:p>3,75631336683857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2" number:min-integer-digits="1"/>
    </number:number-style>
    <number:number-style style:name="N104">
      <number:number number:decimal-places="11" number:min-integer-digits="1"/>
    </number:number-style>
    <number:number-style style:name="N105">
      <number:number number:decimal-places="10"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0:1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7T09:40:41</meta:creation-date>
    <dc:date>2010-05-17T10:10:10</dc:date>
    <meta:editing-duration>PT00H14M09S</meta:editing-duration>
    <meta:editing-cycles>1</meta:editing-cycles>
    <meta:document-statistic meta:table-count="3" meta:cell-count="59" meta:object-count="0"/>
    <meta:generator>OpenOffice.org/3.2$Linux OpenOffice.org_project/320m12$Build-9483</meta:generator>
  </office:meta>
</office:document-meta>
</file>